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Font.getFirstFon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Font.CommonFont( FontFamilyProperty fontFamily , EnumProperty fontSelectionStrategy , EnumProperty fontStretch , EnumProperty fontStyle , EnumProperty fontVariant , EnumProperty fontWeight , Length fontSize , Numeric fontSize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onFont.getFon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Font.getFontStre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Font.getInstance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monFont.getFon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Font.getFon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Font.getFontSelection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Font.getFontState( FontInfo fontInfo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monFont.getFontFami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monFont.equals( Object o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monFont.hashCod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